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152ab"/>
    </style:style>
    <style:style style:name="T1" style:family="text">
      <style:text-properties officeooo:rsid="001152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VALUACIÓN DE LOS PARADIGMAS DE CADENAS DE SUMINISTRO DE MODELADO COMO SISTEMAS SOCIO-TÉCNICOS COMPLEJOS </text:span></text:p>
      <text:p text:style-name="P1"><text:span text:style-name="T1"/></text:p>
      <text:p text:style-name="P1"><text:span text:style-name="T1"/></text:p>
      <text:p text:style-name="P1"><text:span text:style-name="T1"/></text:p>
      <text:p text:style-name="P1"><text:span text:style-name="T1">RESUMEN </text:span></text:p>
      <text:p text:style-name="P1"><text:span text:style-name="T1"/></text:p>
      <text:p text:style-name="P1"><text:span text:style-name="T1">Cada paradigma de simulación se caracteriza por un conjunto de supuestos básicos y algunos conceptos básicos para describir el mundo. Estos supuestos, de hecho, limitan el desarrollo de un modelo conceptual para el sistema de estudio. En consecuencia, la elección del paradigma de simulación adecuado es un paso importante en el proceso de desarrollo del modelo. En este trabajo, se discute la selección de un enfoque de simulación para el modelado de la cadena de suministro. Para este propósito, la cadena de suministro se describe desde la perspectiva de dos teorías sistema bien establecido. En primer lugar, las cadenas de suministro se definen como sistemas socio-técnicos. Posteriormente, se describen de complejo perspectiva de los sistemas adaptativos. Este estudio proporciona un conjunto de funciones para cadenas de suministro como los sistemas socio-técnicos complejos que se utiliza posteriormente para comparar tres paradigmas de simulación para apoyar modelado de la cadena de la capa - a saber, la dinámica de sistemas, simulación discreta de equilibrio y simulación basada en agentes.</text:span></text:p>
      <text:p text:style-name="P1"><text:span text:style-name="T1"/></text:p>
      <text:p text:style-name="P1"><text:span text:style-name="T1">La cadena de suministro es un sistema integrado de empresas que participan en los flujos upstream y downstream de los productos, los servicios, las finanzas y la información de fuentes primarias para el cliente final (Mentzer et al 2001;. Min y Zhou 2002). A pesar de la duración, la mayoría de las cadenas de suministro no están vinculados de una manera lineal y secuencial. Por ejemplo, un fabricante puede tener contacto directo con algunos de los minoristas e incluso los clientes finales. Por otra parte, más de un actor podría estar involucrado en cada etapa de la cadena de suministro, por ejemplo, un fabricante puede recibir la materia prima de proveedores en diferentes lugares y producir muchos tipos de productos y enviarlos a diferentes distribuidores. La toma de decisiones en una red tan compleja de entidades puede ser muy difícil y pide que los modelos adecuados y estudios de simulación.</text:span></text:p>
      <text:p text:style-name="P1"><text:span text:style-name="T1">El punto de partida en cualquier diseño de simulación es para identificar el sistema de estudio y definir los problemas basados ​​en el mundo real (Robinson 2004 ) . A partir de la comprensión de la situación del sistema y problema del modelo conceptual se puede derivar . Desarrollar un modelo conceptual, varios supuestos y simplificaciones se suelen incorporar . Parte de estos supuestos y simplificaciones son impuestas por la elección del paradigma de simulación. De hecho , cada paradigma de simulación se caracteriza por un conjunto de centrales o fundamentales supuestos y algunos conceptos subyacentes ( Lorenz y Jost 2006 ) o , como Prados y Robinson ( 1985 , p . 17 ) explican, " todas las disciplinas de modelado depende de suposiciones subyacentes únicos , es decir , cada método de modelado es en sí misma sobre la base de un modelo de cómo el modelado se debe hacer " . Por ejemplo, cuando un modelador selecciona Dinámica de Sistemas como paradigma de simulación , se asume explícitamente que "el mundo se compone de tipos , niveles y ciclos de retroalimentación " ( Meadows 1989 ) . La existencia de estos supuestos en cada paradigma de simulación que implica la selección de un paradigma de modelado es también parte del proceso de conceptualización en cada estudio de simul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obos </meta:initial-creator>
    <meta:creation-date>2013-11-24T16:14:16</meta:creation-date>
    <dc:date>2013-11-24T20:16:37</dc:date>
    <dc:creator>Phobos </dc:creator>
    <meta:editing-duration>PT3H47M10S</meta:editing-duration>
    <meta:editing-cycles>1</meta:editing-cycles>
    <meta:document-statistic meta:table-count="0" meta:image-count="0" meta:object-count="0" meta:page-count="1" meta:paragraph-count="5" meta:word-count="553" meta:character-count="3417" meta:non-whitespace-character-count="2865"/>
    <meta:generator>LibreOffice/4.0.2.2$Linux_X86_64 LibreOffice_project/400m0$Build-2</meta:generator>
  </office:meta>
</office:document-meta>
</file>